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1.2917in"/>
    </style:style>
    <style:style style:name="Table1.C" style:family="table-column">
      <style:table-column-properties style:column-width="1.9167in"/>
    </style:style>
    <style:style style:name="Table1.D" style:family="table-column">
      <style:table-column-properties style:column-width="2.6979in"/>
    </style:style>
    <style:style style:name="Table1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1aedae" officeooo:paragraph-rsid="0005f2fa"/>
    </style:style>
    <style:style style:name="P2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07cbad" officeooo:paragraph-rsid="0007cbad"/>
    </style:style>
    <style:style style:name="P3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officeooo:rsid="000975a4" officeooo:paragraph-rsid="000975a4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officeooo:rsid="000faf82" officeooo:paragraph-rsid="001e9160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fo:font-weight="bold" officeooo:rsid="000975a4" officeooo:paragraph-rsid="000975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fo:font-weight="normal" officeooo:rsid="001e9160" officeooo:paragraph-rsid="000975a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fo:font-weight="normal" officeooo:rsid="001e9160" officeooo:paragraph-rsid="0020c5d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0dde53" officeooo:paragraph-rsid="001e9160"/>
    </style:style>
    <style:style style:name="P9" style:family="paragraph" style:parent-style-name="Table_20_Contents">
      <style:paragraph-properties fo:text-align="center" style:justify-single-word="false"/>
      <style:text-properties style:rfc-language-tag="sr-Latn-RS" fo:language="sr" fo:script="Latn" fo:country="RS" officeooo:rsid="00331e93" officeooo:paragraph-rsid="0005f2fa"/>
    </style:style>
    <style:style style:name="P10" style:family="paragraph" style:parent-style-name="Table_20_Contents">
      <style:paragraph-properties fo:text-align="center" style:justify-single-word="false"/>
      <style:text-properties style:rfc-language-tag="sr-Latn-RS" fo:language="sr" fo:script="Latn" fo:country="RS" officeooo:rsid="0034e156" officeooo:paragraph-rsid="0005f2fa"/>
    </style:style>
    <style:style style:name="P11" style:family="paragraph" style:parent-style-name="Table_20_Contents">
      <style:paragraph-properties fo:text-align="end" style:justify-single-word="false"/>
      <style:text-properties style:rfc-language-tag="sr-Latn-RS" fo:language="sr" fo:script="Latn" fo:country="RS" officeooo:rsid="0034e156" officeooo:paragraph-rsid="0005f2fa"/>
    </style:style>
    <style:style style:name="P12" style:family="paragraph" style:parent-style-name="Table_20_Contents">
      <style:paragraph-properties fo:text-align="center" style:justify-single-word="false"/>
      <style:text-properties style:rfc-language-tag="sr-Latn-RS" fo:language="sr" fo:script="Latn" fo:country="RS" officeooo:rsid="003382a7" officeooo:paragraph-rsid="0005f2fa"/>
    </style:style>
    <style:style style:name="P13" style:family="paragraph" style:parent-style-name="Table_20_Contents">
      <style:paragraph-properties fo:text-align="justify" style:justify-single-word="false"/>
      <style:text-properties style:rfc-language-tag="sr-Latn-RS" fo:language="sr" fo:script="Latn" fo:country="RS" officeooo:rsid="003382a7" officeooo:paragraph-rsid="0005f2fa"/>
    </style:style>
    <style:style style:name="P14" style:family="paragraph" style:parent-style-name="Table_20_Contents">
      <style:paragraph-properties fo:text-align="center" style:justify-single-word="false"/>
      <style:text-properties style:rfc-language-tag="sr-Latn-RS" fo:language="sr" fo:script="Latn" fo:country="RS" officeooo:rsid="0033bf55" officeooo:paragraph-rsid="0005f2fa"/>
    </style:style>
    <style:style style:name="P15" style:family="paragraph" style:parent-style-name="Table_20_Contents">
      <style:paragraph-properties fo:text-align="justify" style:justify-single-word="false"/>
      <style:text-properties style:rfc-language-tag="sr-Latn-RS" fo:language="sr" fo:script="Latn" fo:country="RS" officeooo:rsid="0033bf55" officeooo:paragraph-rsid="0005f2fa"/>
    </style:style>
    <style:style style:name="P16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officeooo:rsid="0007cbad" officeooo:paragraph-rsid="001e9160"/>
    </style:style>
    <style:style style:name="P17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fo:font-style="normal" officeooo:rsid="001e9160" officeooo:paragraph-rsid="001e9160" style:font-style-asian="normal" style:font-style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fo:font-style="normal" officeooo:rsid="000c2305" officeooo:paragraph-rsid="000acabb" style:font-style-asian="normal" style:font-style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fo:font-style="normal" officeooo:rsid="000e0e2d" officeooo:paragraph-rsid="001e9160" style:font-style-asian="normal" style:font-style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fo:font-style="normal" officeooo:rsid="0020c5da" officeooo:paragraph-rsid="0020c5da" style:font-style-asian="normal" style:font-style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officeooo:rsid="001e9160" officeooo:paragraph-rsid="001e9160"/>
    </style:style>
    <style:style style:name="P22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officeooo:rsid="000975a4" officeooo:paragraph-rsid="000975a4"/>
    </style:style>
    <style:style style:name="P23" style:family="paragraph" style:parent-style-name="Standard" style:list-style-name="L1">
      <style:paragraph-properties fo:text-align="justify" style:justify-single-word="false"/>
      <style:text-properties style:rfc-language-tag="sr-Latn-RS" fo:language="sr" fo:script="Latn" fo:country="RS" officeooo:rsid="000dde53" officeooo:paragraph-rsid="001e916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6ac2" style:font-style-asian="normal" style:font-style-complex="normal"/>
    </style:style>
    <style:style style:name="T3" style:family="text">
      <style:text-properties fo:font-style="normal" officeooo:rsid="0008e44d" style:font-style-asian="normal" style:font-style-complex="normal"/>
    </style:style>
    <style:style style:name="T4" style:family="text">
      <style:text-properties fo:font-style="normal" officeooo:rsid="000c2305" style:font-style-asian="normal" style:font-style-complex="normal"/>
    </style:style>
    <style:style style:name="T5" style:family="text">
      <style:text-properties fo:font-style="normal" officeooo:rsid="000e0e2d" style:font-style-asian="normal" style:font-style-complex="normal"/>
    </style:style>
    <style:style style:name="T6" style:family="text">
      <style:text-properties fo:font-style="normal" officeooo:rsid="000faf82" style:font-style-asian="normal" style:font-style-complex="normal"/>
    </style:style>
    <style:style style:name="T7" style:family="text">
      <style:text-properties fo:font-style="normal" officeooo:rsid="00110a8a" style:font-style-asian="normal" style:font-style-complex="normal"/>
    </style:style>
    <style:style style:name="T8" style:family="text">
      <style:text-properties fo:font-style="normal" officeooo:rsid="0012a262" style:font-style-asian="normal" style:font-style-complex="normal"/>
    </style:style>
    <style:style style:name="T9" style:family="text">
      <style:text-properties fo:font-style="normal" officeooo:rsid="001e9160" style:font-style-asian="normal" style:font-style-complex="normal"/>
    </style:style>
    <style:style style:name="T10" style:family="text">
      <style:text-properties fo:font-style="normal" officeooo:rsid="001ec7a6" style:font-style-asian="normal" style:font-style-complex="normal"/>
    </style:style>
    <style:style style:name="T11" style:family="text">
      <style:text-properties fo:font-style="normal" officeooo:rsid="0020c5da" style:font-style-asian="normal" style:font-style-complex="normal"/>
    </style:style>
    <style:style style:name="T12" style:family="text">
      <style:text-properties fo:font-style="normal" officeooo:rsid="0021e984" style:font-style-asian="normal" style:font-style-complex="normal"/>
    </style:style>
    <style:style style:name="T13" style:family="text">
      <style:text-properties officeooo:rsid="001c085e"/>
    </style:style>
    <style:style style:name="T14" style:family="text">
      <style:text-properties officeooo:rsid="001e9160"/>
    </style:style>
    <style:style style:name="T15" style:family="text">
      <style:text-properties fo:font-weight="normal" officeooo:rsid="001e9160" style:font-weight-asian="normal" style:font-weight-complex="normal"/>
    </style:style>
    <style:style style:name="T16" style:family="text">
      <style:text-properties fo:font-weight="normal" officeooo:rsid="0020c5da" style:font-weight-asian="normal" style:font-weight-complex="normal"/>
    </style:style>
    <style:style style:name="T17" style:family="text">
      <style:text-properties officeooo:rsid="001ec7a6"/>
    </style:style>
    <style:style style:name="T18" style:family="text">
      <style:text-properties officeooo:rsid="0020c5da"/>
    </style:style>
    <style:style style:name="T19" style:family="text">
      <style:text-properties officeooo:rsid="0021e984"/>
    </style:style>
    <style:style style:name="T20" style:family="text">
      <style:text-properties officeooo:rsid="00224b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9"><text:span text:style-name="T13">Interakcija čovek računar</text:span> – Kolokvijum I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Datum: <text:span text:style-name="T20">30. 6. 2020.</text:span></text:p>
          </table:table-cell>
          <table:covered-table-cell/>
          <table:table-cell table:style-name="Table1.A1" office:value-type="string">
            <text:p text:style-name="P12">Početak: </text:p>
          </table:table-cell>
          <table:table-cell table:style-name="Table1.A1" office:value-type="string">
            <text:p text:style-name="P14">Trajanje: <text:span text:style-name="T14">100min</text:span></text:p>
          </table:table-cell>
        </table:table-row>
        <table:table-row>
          <table:table-cell table:style-name="Table1.A3" office:value-type="string">
            <text:p text:style-name="P11">Broj indeksa:</text:p>
          </table:table-cell>
          <table:table-cell table:style-name="Table1.B3" office:value-type="string">
            <text:p text:style-name="P13"/>
          </table:table-cell>
          <table:table-cell table:style-name="Table1.A3" office:value-type="string">
            <text:p text:style-name="P11">Ime i prezime:</text:p>
          </table:table-cell>
          <table:table-cell table:style-name="Table1.B3" office:value-type="string">
            <text:p text:style-name="P15"/>
          </table:table-cell>
        </table:table-row>
      </table:table>
      <text:p text:style-name="P1"/>
      <text:list xml:id="list159468128" text:style-name="L1">
        <text:list-item>
          <text:p text:style-name="P16"><text:span text:style-name="T9">(bodova 15) </text:span><text:span text:style-name="T2">N</text:span><text:span text:style-name="T1">apraviti AngularJS aplikaciju koja vrši:</text:span></text:p>
          <text:list>
            <text:list-item>
              <text:p text:style-name="P17">računanje <text:span text:style-name="T17">obim</text:span> pravougaonika čije stranice su A i B</text:p>
            </text:list-item>
            <text:list-item>
              <text:p text:style-name="P21"><text:span text:style-name="T3">o</text:span><text:span text:style-name="T1">dređuje </text:span><text:span text:style-name="T12">zbir</text:span><text:span text:style-name="T1"> </text:span><text:span text:style-name="T10">pet</text:span><text:span text:style-name="T1"> realn</text:span><text:span text:style-name="T10">ih</text:span><text:span text:style-name="T1"> broj</text:span><text:span text:style-name="T10">eva</text:span></text:p>
            </text:list-item>
            <text:list-item>
              <text:p text:style-name="P17">određuje <text:span text:style-name="T19">najveći negativan</text:span> od <text:span text:style-name="T17">četri</text:span> unesena realna broja</text:p>
            </text:list-item>
          </text:list>
        </text:list-item>
      </text:list>
      <text:p text:style-name="P2"/>
      <text:p text:style-name="P2"/>
      <text:list xml:id="list94820881801605" text:continue-numbering="true" text:style-name="L1">
        <text:list-item>
          <text:p text:style-name="P22"><text:span text:style-name="T9">(bodova 10) </text:span><text:span text:style-name="T3">N</text:span><text:span text:style-name="T1">apraviti AngularJS aplikaciju koja vrši računanje </text:span><text:span text:style-name="T12">odnosa </text:span><text:span text:style-name="T1">prosečne </text:span><text:span text:style-name="T11">visine </text:span><text:span text:style-name="T12">i težine</text:span><text:span text:style-name="T11"> igrača</text:span><text:span text:style-name="T1"> </text:span><text:span text:style-name="T9">za kojeg možemo da unosimo </text:span><text:span text:style-name="T11">ime, prezime, visina, težina</text:span><text:span text:style-name="T9">.</text:span></text:p>
        </text:list-item>
      </text:list>
      <text:p text:style-name="P3"/>
      <text:p text:style-name="P3"/>
      <text:p text:style-name="P5"><text:tab/><text:span text:style-name="T14">Red. br. <text:s/>Ime Prezime <text:s text:c="8"/>Visina <text:s text:c="2"/>Težina</text:span></text:p>
      <text:p text:style-name="P5"><text:s text:c="14"/><text:span text:style-name="T15">1 <text:s text:c="11"/></text:span><text:span text:style-name="T16">Marko Marković</text:span><text:span text:style-name="T15"> <text:s text:c="3"/></text:span><text:span text:style-name="T16">190 <text:s/></text:span><text:span text:style-name="T15"><text:s text:c="6"/></text:span><text:span text:style-name="T16">87</text:span></text:p>
      <text:p text:style-name="P6"><text:s text:c="14"/>2 <text:s text:c="11"/><text:span text:style-name="T18">Petar Petrović</text:span> <text:s text:c="8"/><text:span text:style-name="T18">180 <text:s text:c="7"/>95</text:span></text:p>
      <text:p text:style-name="P6"><text:s text:c="12"/>Prosecna <text:span text:style-name="T18">visina</text:span>: <text:span text:style-name="T18">185</text:span></text:p>
      <text:p text:style-name="P6"><text:s text:c="12"/><text:span text:style-name="T18">Ime</text:span>:________</text:p>
      <text:p text:style-name="P7"><text:span text:style-name="T18"><text:tab/>Prezime</text:span>:________</text:p>
      <text:p text:style-name="P7"><text:span text:style-name="T18"><text:tab/>Visina</text:span>:________</text:p>
      <text:p text:style-name="P6"><text:s text:c="12"/><text:span text:style-name="T18">Težina</text:span>:_________</text:p>
      <text:p text:style-name="P6"><text:s text:c="12"/>[Sačuvaj]</text:p>
      <text:list xml:id="list94820893486818" text:continue-numbering="true" text:style-name="L1">
        <text:list-header>
          <text:p text:style-name="P18"/>
        </text:list-header>
        <text:list-item>
          <text:p text:style-name="P23"><text:span text:style-name="T9">(bodova 5) </text:span><text:span text:style-name="T4">N</text:span><text:span text:style-name="T1">apraviti AngularJS aplikaciju za registrovanje korisnika. </text:span></text:p>
          <text:p text:style-name="P19"/>
          <text:p text:style-name="P19">Korisnici se registruju unosom </text:p>
          <text:list>
            <text:list-header>
              <text:p text:style-name="P19">korisničkog imena, </text:p>
              <text:p text:style-name="P17">imena,</text:p>
              <text:p text:style-name="P20">emaila,</text:p>
              <text:p text:style-name="P23"><text:span text:style-name="T9">prezimena</text:span><text:span text:style-name="T5">, </text:span></text:p>
              <text:p text:style-name="P19">lozinke i </text:p>
              <text:p text:style-name="P23"><text:span text:style-name="T5">ponovljene lozinke. </text:span><text:span text:style-name="T6"><text:s/></text:span></text:p>
            </text:list-header>
          </text:list>
        </text:list-item>
      </text:list>
      <text:p text:style-name="P4"/>
      <text:p text:style-name="P8"><text:span text:style-name="T9">Lozinka mora da sadrži najmanje </text:span><text:span text:style-name="T12">8</text:span><text:span text:style-name="T9"> znakova </text:span><text:span text:style-name="T12">i bar jedan broj</text:span><text:span text:style-name="T9">. </text:span><text:span text:style-name="T7">Ponovljena lozinka mora se poklapati sa prvobitno unetom lozinkom. </text:span><text:span text:style-name="T11">Izvršiti proveru da li je korisnik sa istim korisničkim imenom već registrovan. </text:span><text:span text:style-name="T8">U slučaju da se prilikom registracije proslede neispravni podaci ispisati poruku „Neuspešna registracija!“. U slučaju uspešne registracije prikazati poruku „Uspešna registracija!“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3:10:54.526000000</meta:creation-date>
    <meta:generator>LibreOffice/6.0.7.3$Linux_X86_64 LibreOffice_project/00m0$Build-3</meta:generator>
    <dc:date>2020-06-30T09:48:20.637441437</dc:date>
    <meta:editing-duration>PT1H39M17S</meta:editing-duration>
    <meta:editing-cycles>29</meta:editing-cycles>
    <meta:document-statistic meta:table-count="1" meta:image-count="0" meta:object-count="0" meta:page-count="1" meta:paragraph-count="29" meta:word-count="173" meta:character-count="1341" meta:non-whitespace-character-count="1057"/>
  </office:meta>
</office:document-meta>
</file>